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row" style:name="abac883">
      <style:table-row-properties style:row-height="4.27mm" style:use-optimal-row-height="true"/>
    </style:style>
    <style:style style:family="table-row" style:name="a0a6fbc">
      <style:table-row-properties style:row-height="4.52mm" style:use-optimal-row-height="true"/>
    </style:style>
    <style:style style:family="table-column" style:name="a0340d9">
      <style:table-column-properties style:column-width="22.58mm"/>
    </style:style>
    <style:style style:family="table" style:name="ab8b29b">
      <style:table-properties style:rel-width="100%" table:display="true"/>
    </style:style>
    <style:style style:family="table-cell" style:name="a774e05" style:parent-style-name="Default">
      <style:table-cell-properties fo:background-color="#2300dc"/>
    </style:style>
    <style:style style:family="text" style:name="afbfb84" style:parent-style-name="Default"/>
    <style:style style:family="table-cell" style:name="a9470d0" style:parent-style-name="Default">
      <style:table-cell-properties fo:background-color="#2300dc"/>
    </style:style>
    <style:style style:family="paragraph" style:name="a185871" style:parent-style-name="Default"/>
    <style:style style:family="text" style:name="a293757" style:parent-style-name="Default"/>
    <style:style style:family="table-cell" style:name="af8849d" style:parent-style-name="Default">
      <style:table-cell-properties fo:background-color="#2300dc"/>
    </style:style>
    <style:style style:family="paragraph" style:name="a84f53c" style:parent-style-name="Default"/>
    <style:style style:family="text" style:name="ae1c086" style:parent-style-name="Default"/>
    <style:style style:family="table-cell" style:name="ab4c752" style:parent-style-name="Default">
      <style:table-cell-properties fo:background-color="#2300dc"/>
    </style:style>
    <style:style style:family="paragraph" style:name="acd4146" style:parent-style-name="Default"/>
    <style:style style:family="table-cell" style:name="acbf17d" style:parent-style-name="Default">
      <style:table-cell-properties fo:background-color="#2300dc"/>
    </style:style>
    <style:style style:family="table-cell" style:name="a688332" style:parent-style-name="Default">
      <style:table-cell-properties fo:background-color="#00ff00"/>
    </style:style>
    <style:style style:family="text" style:name="a8d5297" style:parent-style-name="Default"/>
    <style:style style:family="table-cell" style:name="a99e6b2" style:parent-style-name="Default">
      <style:table-cell-properties fo:background-color="#00ff00"/>
    </style:style>
    <style:style style:family="paragraph" style:name="acf03a1" style:parent-style-name="Default"/>
    <style:style style:family="text" style:name="aa3e5b2" style:parent-style-name="Default"/>
    <style:style style:family="table-cell" style:name="a7d7ca6" style:parent-style-name="Default">
      <style:table-cell-properties fo:background-color="#00ff00"/>
    </style:style>
    <style:style style:family="paragraph" style:name="a6a2324" style:parent-style-name="Default"/>
    <style:style style:family="text" style:name="ac20ae2" style:parent-style-name="Default"/>
    <style:style style:family="table-cell" style:name="a87d573" style:parent-style-name="Default">
      <style:table-cell-properties fo:background-color="#00ff00"/>
    </style:style>
    <style:style style:family="paragraph" style:name="af6414b" style:parent-style-name="Default"/>
    <style:style style:family="table-cell" style:name="a79d7df" style:parent-style-name="Default">
      <style:table-cell-properties fo:background-color="#00ff00"/>
    </style:style>
    <style:style style:family="table-cell" style:name="a5c9576" style:parent-style-name="Default">
      <style:table-cell-properties fo:background-color="#ff0000"/>
    </style:style>
    <style:style style:family="text" style:name="a074624" style:parent-style-name="Default"/>
    <style:style style:family="table-cell" style:name="a1ad05c" style:parent-style-name="Default">
      <style:table-cell-properties fo:background-color="#ff0000"/>
    </style:style>
    <style:style style:family="paragraph" style:name="acd28e0" style:parent-style-name="Default"/>
    <style:style style:family="text" style:name="a669bb3" style:parent-style-name="Default"/>
    <style:style style:family="table-cell" style:name="aa3a89c" style:parent-style-name="Default">
      <style:table-cell-properties fo:background-color="#ff0000"/>
    </style:style>
    <style:style style:family="paragraph" style:name="adc81b5" style:parent-style-name="Default"/>
    <style:style style:family="text" style:name="ad0b86e" style:parent-style-name="Default"/>
    <style:style style:family="table-cell" style:name="a676e83" style:parent-style-name="Default">
      <style:table-cell-properties fo:background-color="#ff0000"/>
    </style:style>
    <style:style style:family="paragraph" style:name="a447092" style:parent-style-name="Default"/>
    <style:style style:family="text" style:name="a2f67a0" style:parent-style-name="Default"/>
    <style:style style:family="table-cell" style:name="a99a477" style:parent-style-name="Default">
      <style:table-cell-properties fo:background-color="#ff0000"/>
    </style:style>
    <style:style style:family="paragraph" style:name="aa2ff1e" style:parent-style-name="Default"/>
    <style:style style:family="table-cell" style:name="a40df1e" style:parent-style-name="Default">
      <style:table-cell-properties fo:background-color="#ff0000"/>
    </style:style>
    <style:style style:family="text" style:name="aad4575" style:parent-style-name="Default"/>
    <style:style style:family="table-cell" style:name="a181bbd" style:parent-style-name="Default">
      <style:table-cell-properties fo:background-color="#ff0000"/>
    </style:style>
    <style:style style:family="paragraph" style:name="a8ae625" style:parent-style-name="Default"/>
    <style:style style:family="text" style:name="a0d8812" style:parent-style-name="Default"/>
    <style:style style:family="table-cell" style:name="ae1f09a" style:parent-style-name="Default">
      <style:table-cell-properties fo:background-color="#ff0000"/>
    </style:style>
    <style:style style:family="paragraph" style:name="a22a0d3" style:parent-style-name="Default"/>
    <style:style style:family="text" style:name="ad9cffa" style:parent-style-name="Default"/>
    <style:style style:family="table-cell" style:name="ade481e" style:parent-style-name="Default">
      <style:table-cell-properties fo:background-color="#ff0000"/>
    </style:style>
    <style:style style:family="paragraph" style:name="af961c6" style:parent-style-name="Default"/>
    <style:style style:family="table-cell" style:name="aab50ea" style:parent-style-name="Default">
      <style:table-cell-properties fo:background-color="#ff0000"/>
    </style:style>
    <style:style style:family="table-cell" style:name="ab9347b" style:parent-style-name="Default">
      <style:table-cell-properties fo:background-color="#ffff00"/>
    </style:style>
    <style:style style:family="text" style:name="ac4a1c7" style:parent-style-name="Default"/>
    <style:style style:family="table-cell" style:name="a9cfca1" style:parent-style-name="Default">
      <style:table-cell-properties fo:background-color="#ffff00"/>
    </style:style>
    <style:style style:family="paragraph" style:name="ab3c475" style:parent-style-name="Default"/>
    <style:style style:family="text" style:name="a927ff9" style:parent-style-name="Default"/>
    <style:style style:family="table-cell" style:name="a61b72b" style:parent-style-name="Default">
      <style:table-cell-properties fo:background-color="#ffff00"/>
    </style:style>
    <style:style style:family="paragraph" style:name="a7ad3a7" style:parent-style-name="Default"/>
    <style:style style:family="text" style:name="aaf5f8b" style:parent-style-name="Default"/>
    <style:style style:family="table-cell" style:name="a861393" style:parent-style-name="Default">
      <style:table-cell-properties fo:background-color="#ffff00"/>
    </style:style>
    <style:style style:family="paragraph" style:name="a2a5696" style:parent-style-name="Default"/>
    <style:style style:family="text" style:name="a36ee67" style:parent-style-name="Default"/>
    <style:style style:family="table-cell" style:name="af7282e" style:parent-style-name="Default">
      <style:table-cell-properties fo:background-color="#ffff00"/>
    </style:style>
    <style:style style:family="paragraph" style:name="af3c2d2" style:parent-style-name="Default"/>
    <style:style style:family="table-cell" style:name="a7acfea" style:parent-style-name="Default">
      <style:table-cell-properties fo:background-color="#ffff00"/>
    </style:style>
    <style:style style:family="text" style:name="a63d80a" style:parent-style-name="Default"/>
    <style:style style:family="table-cell" style:name="abd7854" style:parent-style-name="Default">
      <style:table-cell-properties fo:background-color="#ffff00"/>
    </style:style>
    <style:style style:family="paragraph" style:name="a09b49f" style:parent-style-name="Default"/>
    <style:style style:family="text" style:name="a4f88d2" style:parent-style-name="Default"/>
    <style:style style:family="table-cell" style:name="a94fc2c" style:parent-style-name="Default">
      <style:table-cell-properties fo:background-color="#ffff00"/>
    </style:style>
    <style:style style:family="paragraph" style:name="a9321c7" style:parent-style-name="Default"/>
    <style:style style:family="text" style:name="aefcd7b" style:parent-style-name="Default"/>
    <style:style style:family="table-cell" style:name="a6685c8" style:parent-style-name="Default">
      <style:table-cell-properties fo:background-color="#ffff00"/>
    </style:style>
    <style:style style:family="paragraph" style:name="aaa9809" style:parent-style-name="Default"/>
    <style:style style:family="table-cell" style:name="a0ad9d1" style:parent-style-name="Default">
      <style:table-cell-properties fo:background-color="#ffff00"/>
    </style:style>
    <style:style style:family="table-cell" style:name="adf091e" style:parent-style-name="Default">
      <style:table-cell-properties fo:background-color="#00ffff"/>
    </style:style>
    <style:style style:family="text" style:name="ad55deb" style:parent-style-name="Default"/>
    <style:style style:family="table-cell" style:name="a1c45ef" style:parent-style-name="Default">
      <style:table-cell-properties fo:background-color="#00ffff"/>
    </style:style>
    <style:style style:family="paragraph" style:name="a5b02b7" style:parent-style-name="Default"/>
    <style:style style:family="text" style:name="a45694f" style:parent-style-name="Default"/>
    <style:style style:family="table-cell" style:name="abe4fa8" style:parent-style-name="Default">
      <style:table-cell-properties fo:background-color="#00ffff"/>
    </style:style>
    <style:style style:family="paragraph" style:name="a446911" style:parent-style-name="Default"/>
    <style:style style:family="text" style:name="a09290e" style:parent-style-name="Default"/>
    <style:style style:family="table-cell" style:name="a006017" style:parent-style-name="Default">
      <style:table-cell-properties fo:background-color="#00ffff"/>
    </style:style>
    <style:style style:family="paragraph" style:name="ac66c26" style:parent-style-name="Default"/>
    <style:style style:family="text" style:name="a83ff99" style:parent-style-name="Default"/>
    <style:style style:family="table-cell" style:name="aadcace" style:parent-style-name="Default">
      <style:table-cell-properties fo:background-color="#00ffff"/>
    </style:style>
    <style:style style:family="paragraph" style:name="ab8db43" style:parent-style-name="Default"/>
    <style:style style:family="table-cell" style:name="a3e0f96" style:parent-style-name="Default">
      <style:table-cell-properties fo:background-color="#00ffff"/>
    </style:style>
    <style:style style:family="text" style:name="a83a116" style:parent-style-name="Default"/>
    <style:style style:family="table-cell" style:name="aba3e4b" style:parent-style-name="Default">
      <style:table-cell-properties fo:background-color="#00ffff"/>
    </style:style>
    <style:style style:family="paragraph" style:name="a85573a" style:parent-style-name="Default"/>
    <style:style style:family="text" style:name="a941c41" style:parent-style-name="Default"/>
    <style:style style:family="table-cell" style:name="adbaf32" style:parent-style-name="Default">
      <style:table-cell-properties fo:background-color="#00ffff"/>
    </style:style>
    <style:style style:family="paragraph" style:name="addcee8" style:parent-style-name="Default"/>
    <style:style style:family="text" style:name="a279f17" style:parent-style-name="Default"/>
    <style:style style:family="table-cell" style:name="aabae73" style:parent-style-name="Default">
      <style:table-cell-properties fo:background-color="#00ffff"/>
    </style:style>
    <style:style style:family="paragraph" style:name="a0afec1" style:parent-style-name="Default"/>
    <style:style style:family="table-cell" style:name="a3265ac" style:parent-style-name="Default">
      <style:table-cell-properties fo:background-color="#00ffff"/>
    </style:style>
    <style:style style:family="table-cell" style:name="a85201e" style:parent-style-name="Default">
      <style:table-cell-properties fo:background-color="#ff00ff"/>
    </style:style>
    <style:style style:family="text" style:name="a033f2e" style:parent-style-name="Default"/>
    <style:style style:family="table-cell" style:name="ad87f10" style:parent-style-name="Default">
      <style:table-cell-properties fo:background-color="#ff00ff"/>
    </style:style>
    <style:style style:family="paragraph" style:name="abc539c" style:parent-style-name="Default"/>
    <style:style style:family="text" style:name="a59f681" style:parent-style-name="Default"/>
    <style:style style:family="table-cell" style:name="a4b6bab" style:parent-style-name="Default">
      <style:table-cell-properties fo:background-color="#ff00ff"/>
    </style:style>
    <style:style style:family="paragraph" style:name="a09a59e" style:parent-style-name="Default"/>
    <style:style style:family="text" style:name="a0413e9" style:parent-style-name="Default"/>
    <style:style style:family="table-cell" style:name="aa0196a" style:parent-style-name="Default">
      <style:table-cell-properties fo:background-color="#ff00ff"/>
    </style:style>
    <style:style style:family="paragraph" style:name="a12d7b9" style:parent-style-name="Default"/>
    <style:style style:family="text" style:name="abca406" style:parent-style-name="Default"/>
    <style:style style:family="table-cell" style:name="aa41bed" style:parent-style-name="Default">
      <style:table-cell-properties fo:background-color="#ff00ff"/>
    </style:style>
    <style:style style:family="paragraph" style:name="ab54c63" style:parent-style-name="Default"/>
    <style:style style:family="table-cell" style:name="a8be0dc" style:parent-style-name="Default">
      <style:table-cell-properties fo:background-color="#ff00ff"/>
    </style:style>
    <style:style style:family="text" style:name="ab2ae52" style:parent-style-name="Default"/>
    <style:style style:family="table-cell" style:name="a900efa" style:parent-style-name="Default">
      <style:table-cell-properties fo:background-color="#ff00ff"/>
    </style:style>
    <style:style style:family="paragraph" style:name="af3bc05" style:parent-style-name="Default"/>
    <style:style style:family="text" style:name="a281843" style:parent-style-name="Default"/>
    <style:style style:family="table-cell" style:name="a6bd792" style:parent-style-name="Default">
      <style:table-cell-properties fo:background-color="#ff00ff"/>
    </style:style>
    <style:style style:family="paragraph" style:name="a9debf8" style:parent-style-name="Default"/>
    <style:style style:family="text" style:name="a326bfa" style:parent-style-name="Default"/>
    <style:style style:family="table-cell" style:name="ad4b98f" style:parent-style-name="Default">
      <style:table-cell-properties fo:background-color="#ff00ff"/>
    </style:style>
    <style:style style:family="paragraph" style:name="a234ac5" style:parent-style-name="Default"/>
    <style:style style:family="table-cell" style:name="a750ace" style:parent-style-name="Default">
      <style:table-cell-properties fo:background-color="#ff00ff"/>
    </style:style>
    <style:style style:family="table-row" style:name="a7bdc4a">
      <style:table-row-properties style:row-height="4.32mm" style:use-optimal-row-height="true"/>
    </style:style>
    <style:style style:family="table-row" style:name="a0a9469">
      <style:table-row-properties style:row-height="4.27mm" style:use-optimal-row-height="true"/>
    </style:style>
    <style:style style:family="table-row" style:name="a7fe612">
      <style:table-row-properties style:row-height="4.32mm" style:use-optimal-row-height="true"/>
    </style:style>
    <style:style style:family="table-row" style:name="a79ffa6">
      <style:table-row-properties style:row-height="4.32mm" style:use-optimal-row-height="true"/>
    </style:style>
    <style:style style:family="table-row" style:name="a3a8c06">
      <style:table-row-properties style:row-height="4.32mm" style:use-optimal-row-height="true"/>
    </style:style>
    <style:style style:family="table-row" style:name="aa31ee4">
      <style:table-row-properties style:row-height="4.27mm" style:use-optimal-row-height="true"/>
    </style:style>
    <style:style style:family="table-row" style:name="a2a7e54">
      <style:table-row-properties style:row-height="4.32mm" style:use-optimal-row-height="true"/>
    </style:style>
    <style:style style:family="table-row" style:name="a99b9f5">
      <style:table-row-properties style:row-height="4.27mm" style:use-optimal-row-height="true"/>
    </style:style>
    <style:style style:family="table-column" style:name="a243f32">
      <style:table-column-properties style:column-width="22.58mm"/>
    </style:style>
    <style:style style:family="table" style:name="a7ba6b7" style:parent-style-name="Default">
      <style:table-properties style:rel-width="100%" table:display="true"/>
    </style:style>
    <style:style style:family="table" style:name="afed51f" style:parent-style-name="Default">
      <style:table-properties style:rel-width="100%" table:display="true"/>
    </style:style>
  </office:automatic-styles>
  <office:body>
    <office:spreadsheet>
      <table:table table:name="Sheet1" table:style-name="afed51f">
        <table:table-column table:number-columns-repeated="8"/>
        <table:table-column table:number-columns-repeated="2" table:style-name="a243f32" table:visibility="collapse"/>
        <table:table-column/>
        <table:table-column table:number-columns-repeated="1013"/>
        <table:table-row table:style-name="a99b9f5">
          <table:table-cell table:number-columns-repeated="1024"/>
        </table:table-row>
        <table:table-row table:style-name="a2a7e54">
          <table:table-cell/>
          <table:table-cell office:value="1.0" office:value-type="float" table:style-name="Default">
            <text:p text:style-name="Default"><text:span text:style-name="Default">1.0</text:span></text:p>
          </table:table-cell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  <table:table-cell table:number-columns-repeated="1020"/>
        </table:table-row>
        <table:table-row table:style-name="aa31ee4">
          <table:table-cell/>
          <table:table-cell office:value="2.0" office:value-type="float" table:style-name="Default">
            <text:p text:style-name="Default"><text:span text:style-name="Default">2.0</text:span></text:p>
          </table:table-cell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  <table:table-cell table:number-columns-repeated="1020"/>
        </table:table-row>
        <table:table-row table:style-name="aa31ee4">
          <table:table-cell/>
          <table:table-cell office:value="3.0" office:value-type="float" table:style-name="Default">
            <text:p text:style-name="Default"><text:span text:style-name="Default">3.0</text:span></text:p>
          </table:table-cell>
          <table:table-cell office:value="4.0" office:value-type="float" table:style-name="Default">
            <text:p text:style-name="Default"><text:span text:style-name="Default">4.0</text:span></text:p>
          </table:table-cell>
          <table:table-cell office:value="5.0" office:value-type="float" table:style-name="Default">
            <text:p text:style-name="Default"><text:span text:style-name="Default">5.0</text:span></text:p>
          </table:table-cell>
          <table:table-cell table:number-columns-repeated="1020"/>
        </table:table-row>
        <table:table-row table:style-name="aa31ee4">
          <table:table-cell/>
          <table:table-cell office:value="4.0" office:value-type="float" table:style-name="Default">
            <text:p text:style-name="Default"><text:span text:style-name="Default">4.0</text:span></text:p>
          </table:table-cell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table:number-columns-repeated="1020"/>
        </table:table-row>
        <table:table-row table:style-name="a3a8c06">
          <table:table-cell table:style-name="a750ace"/>
          <table:table-cell office:value="5.0" office:value-type="float" table:style-name="ad4b98f">
            <text:p text:style-name="a234ac5"><text:span text:style-name="a326bfa">5.0</text:span></text:p>
          </table:table-cell>
          <table:table-cell office:value="6.0" office:value-type="float" table:style-name="a6bd792">
            <text:p text:style-name="a9debf8"><text:span text:style-name="a281843">6.0</text:span></text:p>
          </table:table-cell>
          <table:table-cell office:value="7.0" office:value-type="float" table:style-name="a900efa">
            <text:p text:style-name="af3bc05"><text:span text:style-name="ab2ae52">7.0</text:span></text:p>
          </table:table-cell>
          <table:table-cell table:number-columns-repeated="3" table:style-name="a8be0dc"/>
          <table:table-cell office:value-type="string" table:style-name="aa41bed">
            <text:p text:style-name="ab54c63"><text:span text:style-name="abca406">a</text:span></text:p>
          </table:table-cell>
          <table:table-cell office:value-type="string" table:style-name="aa0196a">
            <text:p text:style-name="a12d7b9"><text:span text:style-name="a0413e9">b</text:span></text:p>
          </table:table-cell>
          <table:table-cell office:value-type="string" table:style-name="a4b6bab">
            <text:p text:style-name="a09a59e"><text:span text:style-name="a59f681">c</text:span></text:p>
          </table:table-cell>
          <table:table-cell office:value-type="string" table:style-name="ad87f10">
            <text:p text:style-name="abc539c"><text:span text:style-name="a033f2e">d</text:span></text:p>
          </table:table-cell>
          <table:table-cell table:number-columns-repeated="1013" table:style-name="a85201e"/>
        </table:table-row>
        <table:table-row table:style-name="a79ffa6" table:visibility="collapse">
          <table:table-cell table:style-name="a3265ac"/>
          <table:table-cell office:value="6.0" office:value-type="float" table:style-name="aabae73">
            <text:p text:style-name="a0afec1"><text:span text:style-name="a279f17">6.0</text:span></text:p>
          </table:table-cell>
          <table:table-cell office:value="7.0" office:value-type="float" table:style-name="adbaf32">
            <text:p text:style-name="addcee8"><text:span text:style-name="a941c41">7.0</text:span></text:p>
          </table:table-cell>
          <table:table-cell office:value="8.0" office:value-type="float" table:style-name="aba3e4b">
            <text:p text:style-name="a85573a"><text:span text:style-name="a83a116">8.0</text:span></text:p>
          </table:table-cell>
          <table:table-cell table:number-columns-repeated="3" table:style-name="a3e0f96"/>
          <table:table-cell office:value-type="string" table:style-name="aadcace">
            <text:p text:style-name="ab8db43"><text:span text:style-name="a83ff99">e</text:span></text:p>
          </table:table-cell>
          <table:table-cell office:value-type="string" table:style-name="a006017">
            <text:p text:style-name="ac66c26"><text:span text:style-name="a09290e">f</text:span></text:p>
          </table:table-cell>
          <table:table-cell office:value-type="string" table:style-name="abe4fa8">
            <text:p text:style-name="a446911"><text:span text:style-name="a45694f">g</text:span></text:p>
          </table:table-cell>
          <table:table-cell office:value-type="string" table:style-name="a1c45ef">
            <text:p text:style-name="a5b02b7"><text:span text:style-name="ad55deb">h</text:span></text:p>
          </table:table-cell>
          <table:table-cell table:number-columns-repeated="1013" table:style-name="adf091e"/>
        </table:table-row>
        <table:table-row table:style-name="a79ffa6" table:visibility="collapse">
          <table:table-cell table:style-name="a0ad9d1"/>
          <table:table-cell office:value="7.0" office:value-type="float" table:style-name="a6685c8">
            <text:p text:style-name="aaa9809"><text:span text:style-name="aefcd7b">7.0</text:span></text:p>
          </table:table-cell>
          <table:table-cell office:value="8.0" office:value-type="float" table:style-name="a94fc2c">
            <text:p text:style-name="a9321c7"><text:span text:style-name="a4f88d2">8.0</text:span></text:p>
          </table:table-cell>
          <table:table-cell office:value="9.0" office:value-type="float" table:style-name="abd7854">
            <text:p text:style-name="a09b49f"><text:span text:style-name="a63d80a">9.0</text:span></text:p>
          </table:table-cell>
          <table:table-cell table:number-columns-repeated="3" table:style-name="a7acfea"/>
          <table:table-cell office:value-type="string" table:style-name="af7282e">
            <text:p text:style-name="af3c2d2"><text:span text:style-name="a36ee67">I</text:span></text:p>
          </table:table-cell>
          <table:table-cell office:value-type="string" table:style-name="a861393">
            <text:p text:style-name="a2a5696"><text:span text:style-name="aaf5f8b">j</text:span></text:p>
          </table:table-cell>
          <table:table-cell office:value-type="string" table:style-name="a61b72b">
            <text:p text:style-name="a7ad3a7"><text:span text:style-name="a927ff9">k</text:span></text:p>
          </table:table-cell>
          <table:table-cell office:value-type="string" table:style-name="a9cfca1">
            <text:p text:style-name="ab3c475"><text:span text:style-name="ac4a1c7">l</text:span></text:p>
          </table:table-cell>
          <table:table-cell table:number-columns-repeated="1013" table:style-name="ab9347b"/>
        </table:table-row>
        <table:table-row table:style-name="a7fe612">
          <table:table-cell table:style-name="aab50ea"/>
          <table:table-cell office:value="8.0" office:value-type="float" table:style-name="ade481e">
            <text:p text:style-name="af961c6"><text:span text:style-name="ad9cffa">8.0</text:span></text:p>
          </table:table-cell>
          <table:table-cell office:value="9.0" office:value-type="float" table:style-name="ae1f09a">
            <text:p text:style-name="a22a0d3"><text:span text:style-name="a0d8812">9.0</text:span></text:p>
          </table:table-cell>
          <table:table-cell office:value="10.0" office:value-type="float" table:style-name="a181bbd">
            <text:p text:style-name="a8ae625"><text:span text:style-name="aad4575">10.0</text:span></text:p>
          </table:table-cell>
          <table:table-cell table:number-columns-repeated="3" table:style-name="a40df1e"/>
          <table:table-cell office:value-type="string" table:style-name="a99a477">
            <text:p text:style-name="aa2ff1e"><text:span text:style-name="a2f67a0">m</text:span></text:p>
          </table:table-cell>
          <table:table-cell office:value-type="string" table:style-name="a676e83">
            <text:p text:style-name="a447092"><text:span text:style-name="ad0b86e">n</text:span></text:p>
          </table:table-cell>
          <table:table-cell office:value-type="string" table:style-name="aa3a89c">
            <text:p text:style-name="adc81b5"><text:span text:style-name="a669bb3">o</text:span></text:p>
          </table:table-cell>
          <table:table-cell office:value-type="string" table:style-name="a1ad05c">
            <text:p text:style-name="acd28e0"><text:span text:style-name="a074624">p</text:span></text:p>
          </table:table-cell>
          <table:table-cell table:number-columns-repeated="1013" table:style-name="a5c9576"/>
        </table:table-row>
        <table:table-row table:style-name="a7fe612">
          <table:table-cell table:style-name="aab50ea"/>
          <table:table-cell table:style-name="ade481e"/>
          <table:table-cell table:style-name="ae1f09a"/>
          <table:table-cell table:style-name="a181bbd"/>
          <table:table-cell table:number-columns-repeated="3" table:style-name="a40df1e"/>
          <table:table-cell table:style-name="a99a477"/>
          <table:table-cell table:style-name="a676e83"/>
          <table:table-cell table:style-name="aa3a89c"/>
          <table:table-cell table:style-name="a1ad05c"/>
          <table:table-cell table:number-columns-repeated="1013" table:style-name="a5c9576"/>
        </table:table-row>
        <table:table-row table:style-name="a7fe612">
          <table:table-cell table:style-name="a79d7df"/>
          <table:table-cell office:value="9.0" office:value-type="float" table:style-name="a87d573">
            <text:p text:style-name="af6414b"><text:span text:style-name="ac20ae2">9.0</text:span></text:p>
          </table:table-cell>
          <table:table-cell office:value="10.0" office:value-type="float" table:style-name="a7d7ca6">
            <text:p text:style-name="a6a2324"><text:span text:style-name="aa3e5b2">10.0</text:span></text:p>
          </table:table-cell>
          <table:table-cell office:value="11.0" office:value-type="float" table:style-name="a99e6b2">
            <text:p text:style-name="acf03a1"><text:span text:style-name="a8d5297">11.0</text:span></text:p>
          </table:table-cell>
          <table:table-cell table:number-columns-repeated="1020" table:style-name="a688332"/>
        </table:table-row>
        <table:table-row table:style-name="a7fe612">
          <table:table-cell table:style-name="acbf17d"/>
          <table:table-cell office:value="10.0" office:value-type="float" table:style-name="ab4c752">
            <text:p text:style-name="acd4146"><text:span text:style-name="ae1c086">10.0</text:span></text:p>
          </table:table-cell>
          <table:table-cell office:value="11.0" office:value-type="float" table:style-name="af8849d">
            <text:p text:style-name="a84f53c"><text:span text:style-name="a293757">11.0</text:span></text:p>
          </table:table-cell>
          <table:table-cell office:value="12.0" office:value-type="float" table:style-name="a9470d0">
            <text:p text:style-name="a185871"><text:span text:style-name="afbfb84">12.0</text:span></text:p>
          </table:table-cell>
          <table:table-cell table:number-columns-repeated="1020" table:style-name="a774e05"/>
        </table:table-row>
        <table:table-row table:style-name="a0a9469">
          <table:table-cell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table:number-columns-repeated="1020"/>
        </table:table-row>
        <table:table-row table:style-name="a0a9469">
          <table:table-cell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table:number-columns-repeated="1020"/>
        </table:table-row>
        <table:table-row table:style-name="a0a9469">
          <table:table-cell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table:number-columns-repeated="1020"/>
        </table:table-row>
        <table:table-row table:number-rows-repeated="2" table:style-name="a7bdc4a">
          <table:table-cell table:number-columns-repeated="1024"/>
        </table:table-row>
      </table:table>
      <table:table table:name="Sheet2" table:style-name="ab8b29b">
        <table:table-column table:number-columns-repeated="4" table:style-name="a0340d9"/>
        <table:table-row table:style-name="a0a6fbc">
          <table:table-cell table:number-columns-repeated="4" table:style-name="Default"/>
        </table:table-row>
        <table:table-row table:style-name="abac883">
          <table:table-cell table:style-name="Default"/>
          <table:table-cell office:value="5.0" office:value-type="float" table:style-name="Default">
            <text:p text:style-name="Default"><text:span text:style-name="Default">5.0</text:span></text:p>
          </table:table-cell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</table:table-row>
        <table:table-row table:style-name="abac883">
          <table:table-cell table:style-name="Default"/>
          <table:table-cell office:value="6.0" office:value-type="float" table:style-name="Default">
            <text:p text:style-name="Default"><text:span text:style-name="Default">6.0</text:span></text:p>
          </table:table-cell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</table:table-row>
        <table:table-row table:style-name="abac883">
          <table:table-cell table:style-name="Default"/>
          <table:table-cell office:value="7.0" office:value-type="float" table:style-name="Default">
            <text:p text:style-name="Default"><text:span text:style-name="Default">7.0</text:span></text:p>
          </table:table-cell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</table:table-row>
        <table:table-row table:style-name="abac883">
          <table:table-cell table:style-name="Default"/>
          <table:table-cell office:value="8.0" office:value-type="float" table:style-name="Default">
            <text:p text:style-name="Default"><text:span text:style-name="Default">8.0</text:span></text:p>
          </table:table-cell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</table:table-row>
        <table:table-row table:style-name="abac883">
          <table:table-cell table:style-name="Default"/>
          <table:table-cell office:value="9.0" office:value-type="float" table:style-name="Default">
            <text:p text:style-name="Default"><text:span text:style-name="Default">9.0</text:span></text:p>
          </table:table-cell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</table:table-row>
        <table:table-row table:style-name="abac883">
          <table:table-cell table:style-name="Default"/>
          <table:table-cell office:value="10.0" office:value-type="float" table:style-name="Default">
            <text:p text:style-name="Default"><text:span text:style-name="Default">10.0</text:span></text:p>
          </table:table-cell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</table:table-row>
        <table:table-row table:style-name="abac883">
          <table:table-cell table:style-name="Default"/>
          <table:table-cell office:value="11.0" office:value-type="float" table:style-name="Default">
            <text:p text:style-name="Default"><text:span text:style-name="Default">11.0</text:span></text:p>
          </table:table-cell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</table:table-row>
        <table:table-row table:style-name="abac883">
          <table:table-cell table:style-name="Default"/>
          <table:table-cell office:value="12.0" office:value-type="float" table:style-name="Default">
            <text:p text:style-name="Default"><text:span text:style-name="Default">12.0</text:span></text:p>
          </table:table-cell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</table:table-row>
        <table:table-row table:style-name="abac883">
          <table:table-cell table:style-name="Default"/>
          <table:table-cell office:value="13.0" office:value-type="float" table:style-name="Default">
            <text:p text:style-name="Default"><text:span text:style-name="Default">13.0</text:span></text:p>
          </table:table-cell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</table:table-row>
        <table:table-row table:style-name="abac883">
          <table:table-cell table:style-name="Default"/>
          <table:table-cell office:value="14.0" office:value-type="float" table:style-name="Default">
            <text:p text:style-name="Default"><text:span text:style-name="Default">14.0</text:span></text:p>
          </table:table-cell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</table:table-row>
        <table:table-row table:style-name="abac883">
          <table:table-cell table:style-name="Default"/>
          <table:table-cell office:value="15.0" office:value-type="float" table:style-name="Default">
            <text:p text:style-name="Default"><text:span text:style-name="Default">15.0</text:span></text:p>
          </table:table-cell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</table:table-row>
        <table:table-row table:style-name="abac883">
          <table:table-cell table:style-name="Default"/>
          <table:table-cell office:value="16.0" office:value-type="float" table:style-name="Default">
            <text:p text:style-name="Default"><text:span text:style-name="Default">16.0</text:span></text:p>
          </table:table-cell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</table:table-row>
        <table:table-row table:style-name="abac883">
          <table:table-cell table:style-name="Default"/>
          <table:table-cell office:value="17.0" office:value-type="float" table:style-name="Default">
            <text:p text:style-name="Default"><text:span text:style-name="Default">17.0</text:span></text:p>
          </table:table-cell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</table:table-row>
        <table:table-row table:style-name="abac883">
          <table:table-cell table:style-name="Default"/>
          <table:table-cell office:value="18.0" office:value-type="float" table:style-name="Default">
            <text:p text:style-name="Default"><text:span text:style-name="Default">18.0</text:span></text:p>
          </table:table-cell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</table:table-row>
        <table:table-row table:style-name="abac883">
          <table:table-cell table:style-name="Default"/>
          <table:table-cell office:value="19.0" office:value-type="float" table:style-name="Default">
            <text:p text:style-name="Default"><text:span text:style-name="Default">19.0</text:span></text:p>
          </table:table-cell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</table:table-row>
        <table:table-row table:style-name="abac883">
          <table:table-cell table:style-name="Default"/>
          <table:table-cell office:value="20.0" office:value-type="float" table:style-name="Default">
            <text:p text:style-name="Default"><text:span text:style-name="Default">20.0</text:span></text:p>
          </table:table-cell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</table:table-row>
        <table:table-row table:style-name="abac883">
          <table:table-cell table:style-name="Default"/>
          <table:table-cell office:value="21.0" office:value-type="float" table:style-name="Default">
            <text:p text:style-name="Default"><text:span text:style-name="Default">21.0</text:span></text:p>
          </table:table-cell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</table:table-row>
        <table:table-row table:style-name="abac883">
          <table:table-cell table:style-name="Default"/>
          <table:table-cell office:value="22.0" office:value-type="float" table:style-name="Default">
            <text:p text:style-name="Default"><text:span text:style-name="Default">22.0</text:span></text:p>
          </table:table-cell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</table:table-row>
        <table:table-row table:style-name="abac883">
          <table:table-cell table:style-name="Default"/>
          <table:table-cell office:value="23.0" office:value-type="float" table:style-name="Default">
            <text:p text:style-name="Default"><text:span text:style-name="Default">23.0</text:span></text:p>
          </table:table-cell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</table:table-row>
        <table:table-row table:style-name="abac883">
          <table:table-cell table:style-name="Default"/>
          <table:table-cell office:value="24.0" office:value-type="float" table:style-name="Default">
            <text:p text:style-name="Default"><text:span text:style-name="Default">24.0</text:span></text:p>
          </table:table-cell>
          <table:table-cell office:value="25.0" office:value-type="float" table:style-name="Default">
            <text:p text:style-name="Default"><text:span text:style-name="Default">25.0</text:span></text:p>
          </table:table-cell>
          <table:table-cell office:value="26.0" office:value-type="float" table:style-name="Default">
            <text:p text:style-name="Default"><text:span text:style-name="Default">26.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/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2</dc:date>
    <meta:editing-cycles>2</meta:editing-cycles>
    <meta:editing-duration>PT0.058S</meta:editing-duration>
  </office:meta>
</office:document-meta>
</file>